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9.41pt" fo:break-before="auto" style:use-optimal-row-height="true"/>
    </style:style>
    <style:style style:name="ro35" style:family="table-row">
      <style:table-row-properties style:row-height="117.21pt" fo:break-before="auto" style:use-optimal-row-height="true"/>
    </style:style>
    <style:style style:name="ro36" style:family="table-row">
      <style:table-row-properties style:row-height="13.29pt" fo:break-before="auto" style:use-optimal-row-height="true"/>
    </style:style>
    <style:style style:name="ro3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2"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4"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34">
          <table:table-cell table:style-name="ce30" office:value-type="date" office:date-value="2018-03-05" calcext:value-type="date">
            <text:p>2018-03-05</text:p>
          </table:table-cell>
          <table:table-cell table:number-columns-repeated="7"/>
          <table:table-cell table:style-name="ce34" office:value-type="string" calcext:value-type="string">
            <text:p>1 9:00: NMD206 LAB</text:p>
            <text:p>1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2">
          <table:table-cell table:style-name="ce30" office:value-type="date" office:date-value="2018-03-07" calcext:value-type="date">
            <text:p>2018-03-07</text:p>
          </table:table-cell>
          <table:table-cell table:number-columns-repeated="7"/>
          <table:table-cell table:style-name="ce150" office:value-type="string" calcext:value-type="string">
            <text:p><text:span text:style-name="T2">- MEETING 10:30 to 10:45 with Sofian Audry in 238 Boardman regarding Assignment 1</text:span></text:p>
            <text:p><text:span text:style-name="T2">- NMD345 13:00</text:span></text:p>
            <text:p><text:span text:style-name="T2">-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35">
          <table:table-cell table:style-name="ce30" office:value-type="date" office:date-value="2018-03-12" calcext:value-type="date">
            <text:p>2018-03-12</text:p>
          </table:table-cell>
          <table:table-cell table:number-columns-repeated="14"/>
          <table:table-cell office:value-type="string" calcext:value-type="string">
            <text:p>Start prep at 6:00PM</text:p>
            <text:p>- Coffee</text:p>
            <text:p>- Phone</text:p>
            <text:p><text:span text:style-name="T1">- MacBook</text:span></text:p>
            <text:p><text:span text:style-name="T1">- Laptop</text:span></text:p>
            <text:p><text:span text:style-name="T1">- Flash drive</text:span></text:p>
            <text:p>- Paint brush</text:p>
            <text:p>- Tomato sauce box</text:p>
            <text:p><text:span text:style-name="T1">- Fridge food: cottage cheese, 2x tomato sauce</text:span></text:p>
            <text:p><text:span text:style-name="T1">- Hannaford</text:span></text:p>
          </table:table-cell>
          <table:table-cell table:number-columns-repeated="1008"/>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7">
          <table:table-cell table:style-name="ce30" office:value-type="date" office:date-value="2018-03-19" calcext:value-type="date">
            <text:p>2018-03-19</text:p>
          </table:table-cell>
          <table:table-cell table:number-columns-repeated="13"/>
          <table:table-cell office:value-type="string" calcext:value-type="string">
            <text:p>- 3PM: NMD430: DUE: Assignment 2</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s>
      </table:table>
      <table:table table:name="NMD442 blogs" table:style-name="ta2">
        <table:table-column table:style-name="co23" table:default-cell-style-name="ce85"/>
        <table:table-column table:style-name="co24" table:default-cell-style-name="ce184"/>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6">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7">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6">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6">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6">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6">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7">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6">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7">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7">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7">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6">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7">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7">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6">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6">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6">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2">00/00/0000</text:date>, <text:time style:data-style-name="N2" text:time-value="17:29:34.40436452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2T17:32:40.013415164</dc:date>
    <meta:creation-date>2016-09-05T22:47:24Z</meta:creation-date>
    <meta:editing-cycles>1713</meta:editing-cycles>
    <meta:editing-duration>P37DT4H8M20S</meta:editing-duration>
    <meta:generator>LibreOffice/5.4.2.2.0$Linux_X86_64 LibreOffice_project/40m0$Build-2</meta:generator>
    <meta:document-statistic meta:table-count="4" meta:cell-count="4450" meta:object-count="0"/>
  </office:meta>
</office:document-meta>
</file>